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color="#70AD47" fo:font-size="14pt" style:font-size-asian="14pt" style:font-size-complex="14pt"/>
    </style:style>
    <style:style style:name="TableColumn3" style:family="table-column">
      <style:table-column-properties style:column-width="1.6951in"/>
    </style:style>
    <style:style style:name="TableColumn4" style:family="table-column">
      <style:table-column-properties style:column-width="1.6534in"/>
    </style:style>
    <style:style style:name="TableColumn5" style:family="table-column">
      <style:table-column-properties style:column-width="1.6159in"/>
    </style:style>
    <style:style style:name="TableColumn6" style:family="table-column">
      <style:table-column-properties style:column-width="1.5284in"/>
    </style:style>
    <style:style style:name="Table2" style:family="table">
      <style:table-properties style:width="6.4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5B9BD5" fo:border-left="0.0069in solid #5B9BD5" fo:border-bottom="none" fo:border-right="none" fo:background-color="#5B9BD5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10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12" style:family="table-cell">
      <style:table-cell-properties fo:border-top="0.0069in solid #5B9BD5" fo:border-left="none" fo:border-bottom="none" fo:border-right="none" fo:background-color="#5B9BD5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14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Row16" style:family="table-row">
      <style:table-row-properties/>
    </style:style>
    <style:style style:name="TableCell17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9" style:family="table-cell">
      <style:table-cell-properties fo:border="0.0069in solid #5B9BD5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21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23" style:family="table-cell">
      <style:table-cell-properties fo:border="0.0069in solid #5B9BD5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25" style:family="table-row">
      <style:table-row-properties/>
    </style:style>
    <style:style style:name="TableCell26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28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32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15%"/>
    </style:style>
    <style:style style:name="T3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069in solid #5B9BD5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40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42" style:family="table-cell">
      <style:table-cell-properties fo:border="0.0069in solid #5B9BD5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44" style:family="table-row">
      <style:table-row-properties/>
    </style:style>
    <style:style style:name="TableCell45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15%"/>
    </style:style>
    <style:style style:name="T4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52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54" style:family="table-row">
      <style:table-row-properties/>
    </style:style>
    <style:style style:name="TableCell55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069in solid #5B9BD5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59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61" style:family="table-cell">
      <style:table-cell-properties fo:border="0.0069in solid #5B9BD5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63" style:family="table-row">
      <style:table-row-properties/>
    </style:style>
    <style:style style:name="TableCell64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66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70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72" style:family="table-row">
      <style:table-row-properties/>
    </style:style>
    <style:style style:name="TableCell73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069in solid #5B9BD5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77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79" style:family="table-cell">
      <style:table-cell-properties fo:border="0.0069in solid #5B9BD5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88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069in solid #5B9BD5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95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97" style:family="table-cell">
      <style:table-cell-properties fo:border="0.0069in solid #5B9BD5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106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069in solid #5B9BD5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113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TableCell115" style:family="table-cell">
      <style:table-cell-properties fo:border="0.0069in solid #5B9BD5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P117" style:parent-style-name="Normal" style:family="paragraph">
      <style:text-properties style:font-name="Times New Roman" fo:font-size="14pt" style:font-size-asian="14pt" style:font-size-complex="14pt"/>
    </style:style>
    <style:style style:name="P118" style:parent-style-name="Normal" style:family="paragraph">
      <style:text-properties style:font-name="Times New Roman" fo:color="#70AD47" fo:font-size="14pt" style:font-size-asian="14pt" style:font-size-complex="14pt"/>
    </style:style>
    <style:style style:name="P119" style:parent-style-name="Normal" style:family="paragraph">
      <style:text-properties style:font-name="Times New Roman" fo:color="#70AD47" fo:font-size="14pt" style:font-size-asian="14pt" style:font-size-complex="14pt"/>
    </style:style>
    <style:style style:name="P120" style:parent-style-name="Normal" style:family="paragraph">
      <style:text-properties style:font-name="Times New Roman" fo:color="#70AD47" fo:font-size="14pt" style:font-size-asian="14pt" style:font-size-complex="14pt"/>
    </style:style>
    <style:style style:name="TableColumn122" style:family="table-column">
      <style:table-column-properties style:column-width="1.6229in"/>
    </style:style>
    <style:style style:name="TableColumn123" style:family="table-column">
      <style:table-column-properties style:column-width="1.6229in"/>
    </style:style>
    <style:style style:name="TableColumn124" style:family="table-column">
      <style:table-column-properties style:column-width="1.6236in"/>
    </style:style>
    <style:style style:name="TableColumn125" style:family="table-column">
      <style:table-column-properties style:column-width="1.6236in"/>
    </style:style>
    <style:style style:name="Table121" style:family="table">
      <style:table-properties style:width="6.493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-top="0.0069in solid #5B9BD5" fo:border-left="0.0069in solid #5B9BD5" fo:border-bottom="none" fo:border-right="none" fo:background-color="#5B9BD5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129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131" style:family="table-cell">
      <style:table-cell-properties fo:border-top="0.0069in solid #5B9BD5" fo:border-left="none" fo:border-bottom="none" fo:border-right="none" fo:background-color="#5B9BD5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133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069in solid #5B9BD5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40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42" style:family="table-cell">
      <style:table-cell-properties fo:border="0.0069in solid #5B9BD5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144" style:family="table-row">
      <style:table-row-properties/>
    </style:style>
    <style:style style:name="TableCell145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51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069in solid #5B9BD5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58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60" style:family="table-cell">
      <style:table-cell-properties fo:border="0.0069in solid #5B9BD5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162" style:family="table-row">
      <style:table-row-properties/>
    </style:style>
    <style:style style:name="TableCell163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69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171" style:family="table-row">
      <style:table-row-properties/>
    </style:style>
    <style:style style:name="TableCell172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069in solid #5B9BD5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76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78" style:family="table-cell">
      <style:table-cell-properties fo:border="0.0069in solid #5B9BD5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180" style:family="table-row">
      <style:table-row-properties/>
    </style:style>
    <style:style style:name="TableCell181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83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87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189" style:family="table-row">
      <style:table-row-properties/>
    </style:style>
    <style:style style:name="TableCell190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92" style:family="table-cell">
      <style:table-cell-properties fo:border="0.0069in solid #5B9BD5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94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196" style:family="table-cell">
      <style:table-cell-properties fo:border="0.0069in solid #5B9BD5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198" style:family="table-row">
      <style:table-row-properties/>
    </style:style>
    <style:style style:name="TableCell199" style:family="table-cell">
      <style:table-cell-properties fo:border-top="none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201" style:family="table-cell">
      <style:table-cell-properties fo:border-top="none" fo:border-left="0.0069in solid #5B9BD5" fo:border-bottom="0.0069in solid #5B9BD5" fo:border-right="0.0069in solid #5B9BD5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203" style:family="table-cell">
      <style:table-cell-properties fo:border-top="none" fo:border-left="none" fo:border-bottom="0.0069in solid #5B9BD5" fo:border-right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205" style:family="table-cell">
      <style:table-cell-properties fo:border-top="none" fo:border-left="0.0069in solid #5B9BD5" fo:border-bottom="0.0069in solid #5B9BD5" fo:border-right="0.0069in solid #5B9BD5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207" style:parent-style-name="Normal" style:family="paragraph">
      <style:text-properties style:font-name="Times New Roman" fo:color="#70AD47" fo:font-size="14pt" style:font-size-asian="14pt" style:font-size-complex="14pt"/>
    </style:style>
    <style:style style:name="P208" style:parent-style-name="Normal" style:family="paragraph">
      <style:text-properties style:font-name="Times New Roman" fo:color="#70AD47" fo:font-size="14pt" style:font-size-asian="14pt" style:font-size-complex="14pt"/>
    </style:style>
    <style:style style:name="P209" style:parent-style-name="Normal" style:family="paragraph">
      <style:text-properties style:font-name="Times New Roman" fo:color="#70AD47" fo:font-size="14pt" style:font-size-asian="14pt" style:font-size-complex="14pt"/>
    </style:style>
    <style:style style:name="P210" style:parent-style-name="Normal" style:family="paragraph">
      <style:text-properties style:font-name="Times New Roman" fo:color="#70AD47" fo:font-size="14pt" style:font-size-asian="14pt" style:font-size-complex="14pt"/>
    </style:style>
    <style:style style:name="TableColumn212" style:family="table-column">
      <style:table-column-properties style:column-width="1.6229in"/>
    </style:style>
    <style:style style:name="TableColumn213" style:family="table-column">
      <style:table-column-properties style:column-width="1.6229in"/>
    </style:style>
    <style:style style:name="TableColumn214" style:family="table-column">
      <style:table-column-properties style:column-width="1.6236in"/>
    </style:style>
    <style:style style:name="TableColumn215" style:family="table-column">
      <style:table-column-properties style:column-width="1.6236in"/>
    </style:style>
    <style:style style:name="Table211" style:family="table">
      <style:table-properties style:width="6.493in" fo:margin-left="0in" table:align="left"/>
    </style:style>
    <style:style style:name="TableRow216" style:family="table-row">
      <style:table-row-properties/>
    </style:style>
    <style:style style:name="TableCell217" style:family="table-cell">
      <style:table-cell-properties fo:border-top="0.0069in solid #5B9BD5" fo:border-left="0.0069in solid #5B9BD5" fo:border-bottom="none" fo:border-right="none" fo:background-color="#5B9BD5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219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221" style:family="table-cell">
      <style:table-cell-properties fo:border-top="0.0069in solid #5B9BD5" fo:border-left="none" fo:border-bottom="none" fo:border-right="none" fo:background-color="#5B9BD5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223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Row225" style:family="table-row">
      <style:table-row-properties/>
    </style:style>
    <style:style style:name="TableCell226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Cell228" style:family="table-cell">
      <style:table-cell-properties fo:border="0.0069in solid #5B9BD5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TableCell230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TableCell232" style:family="table-cell">
      <style:table-cell-properties fo:border="0.0069in solid #5B9BD5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TableRow234" style:family="table-row">
      <style:table-row-properties/>
    </style:style>
    <style:style style:name="TableCell235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Cell237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243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Row246" style:family="table-row">
      <style:table-row-properties/>
    </style:style>
    <style:style style:name="TableCell247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Cell249" style:family="table-cell">
      <style:table-cell-properties fo:border="0.0069in solid #5B9BD5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252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255" style:family="table-cell">
      <style:table-cell-properties fo:border="0.0069in solid #5B9BD5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257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Row258" style:family="table-row">
      <style:table-row-properties/>
    </style:style>
    <style:style style:name="TableCell259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Cell261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267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Row270" style:family="table-row">
      <style:table-row-properties/>
    </style:style>
    <style:style style:name="TableCell271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Cell273" style:family="table-cell">
      <style:table-cell-properties fo:border="0.0069in solid #5B9BD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276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278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279" style:family="table-cell">
      <style:table-cell-properties fo:border="0.0069in solid #5B9BD5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281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P282" style:parent-style-name="Normal" style:family="paragraph">
      <style:text-properties style:font-name="Times New Roman" fo:color="#70AD47" fo:font-size="14pt" style:font-size-asian="14pt" style:font-size-complex="14pt"/>
    </style:style>
    <style:style style:name="P283" style:parent-style-name="Normal" style:family="paragraph">
      <style:text-properties style:font-name="Times New Roman" fo:color="#70AD47" fo:font-size="14pt" style:font-size-asian="14pt" style:font-size-complex="14pt"/>
    </style:style>
    <style:style style:name="P284" style:parent-style-name="Normal" style:family="paragraph">
      <style:text-properties style:font-name="Times New Roman" fo:font-size="14pt" style:font-size-asian="14pt" style:font-size-complex="14pt"/>
    </style:style>
    <style:style style:name="P285" style:parent-style-name="Normal" style:family="paragraph">
      <style:text-properties style:font-name="Times New Roman" fo:color="#70AD47" fo:font-size="14pt" style:font-size-asian="14pt" style:font-size-complex="14pt"/>
    </style:style>
    <style:style style:name="TableColumn287" style:family="table-column">
      <style:table-column-properties style:column-width="1.6229in"/>
    </style:style>
    <style:style style:name="TableColumn288" style:family="table-column">
      <style:table-column-properties style:column-width="1.6229in"/>
    </style:style>
    <style:style style:name="TableColumn289" style:family="table-column">
      <style:table-column-properties style:column-width="1.6236in"/>
    </style:style>
    <style:style style:name="TableColumn290" style:family="table-column">
      <style:table-column-properties style:column-width="1.6236in"/>
    </style:style>
    <style:style style:name="Table286" style:family="table">
      <style:table-properties style:width="6.493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-top="0.0069in solid #5B9BD5" fo:border-left="0.0069in solid #5B9BD5" fo:border-bottom="none" fo:border-right="none" fo:background-color="#5B9BD5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294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296" style:family="table-cell">
      <style:table-cell-properties fo:border-top="0.0069in solid #5B9BD5" fo:border-left="none" fo:border-bottom="none" fo:border-right="none" fo:background-color="#5B9BD5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Cell298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ableRow300" style:family="table-row">
      <style:table-row-properties/>
    </style:style>
    <style:style style:name="TableCell301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303" style:family="table-cell">
      <style:table-cell-properties fo:border="0.0069in solid #5B9BD5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05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07" style:family="table-cell">
      <style:table-cell-properties fo:border="0.0069in solid #5B9BD5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309" style:family="table-row">
      <style:table-row-properties/>
    </style:style>
    <style:style style:name="TableCell310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312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16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318" style:family="table-row">
      <style:table-row-properties/>
    </style:style>
    <style:style style:name="TableCell319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321" style:family="table-cell">
      <style:table-cell-properties fo:border="0.0069in solid #5B9BD5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23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25" style:family="table-cell">
      <style:table-cell-properties fo:border="0.0069in solid #5B9BD5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327" style:parent-style-name="Normal" style:family="paragraph">
      <style:text-properties style:font-name="Times New Roman" fo:font-size="14pt" style:font-size-asian="14pt" style:font-size-complex="14pt"/>
    </style:style>
    <style:style style:name="P328" style:parent-style-name="Normal" style:family="paragraph">
      <style:text-properties style:font-name="Times New Roman" fo:color="#70AD47" fo:font-size="14pt" style:font-size-asian="14pt" style:font-size-complex="14pt"/>
    </style:style>
    <style:style style:name="P329" style:parent-style-name="Normal" style:family="paragraph">
      <style:text-properties style:font-name="Times New Roman" fo:color="#70AD47" fo:font-size="14pt" style:font-size-asian="14pt" style:font-size-complex="14pt" fo:language="en" fo:country="US"/>
    </style:style>
    <style:style style:name="T330" style:parent-style-name="DefaultParagraphFont" style:family="text">
      <style:text-properties style:font-name="Times New Roman" fo:color="#70AD47" fo:font-size="14pt" style:font-size-asian="14pt" style:font-size-complex="14pt" fo:language="en" fo:country="US"/>
    </style:style>
    <style:style style:name="T331" style:parent-style-name="DefaultParagraphFont" style:family="text">
      <style:text-properties style:font-name="Times New Roman" fo:color="#70AD47" fo:font-size="14pt" style:font-size-asian="14pt" style:font-size-complex="14pt"/>
    </style:style>
    <style:style style:name="TableColumn333" style:family="table-column">
      <style:table-column-properties style:column-width="1.6229in"/>
    </style:style>
    <style:style style:name="TableColumn334" style:family="table-column">
      <style:table-column-properties style:column-width="1.6229in"/>
    </style:style>
    <style:style style:name="TableColumn335" style:family="table-column">
      <style:table-column-properties style:column-width="1.6236in"/>
    </style:style>
    <style:style style:name="TableColumn336" style:family="table-column">
      <style:table-column-properties style:column-width="1.6236in"/>
    </style:style>
    <style:style style:name="Table332" style:family="table">
      <style:table-properties style:width="6.493in" fo:margin-left="0in" table:align="left"/>
    </style:style>
    <style:style style:name="TableRow337" style:family="table-row">
      <style:table-row-properties/>
    </style:style>
    <style:style style:name="TableCell338" style:family="table-cell">
      <style:table-cell-properties fo:border-top="0.0069in solid #5B9BD5" fo:border-left="0.0069in solid #5B9BD5" fo:border-bottom="none" fo:border-right="none" fo:background-color="#5B9BD5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340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342" style:family="table-cell">
      <style:table-cell-properties fo:border-top="0.0069in solid #5B9BD5" fo:border-left="none" fo:border-bottom="none" fo:border-right="none" fo:background-color="#5B9BD5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344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Row346" style:family="table-row">
      <style:table-row-properties/>
    </style:style>
    <style:style style:name="TableCell347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349" style:family="table-cell">
      <style:table-cell-properties fo:border="0.0069in solid #5B9BD5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51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53" style:family="table-cell">
      <style:table-cell-properties fo:border="0.0069in solid #5B9BD5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355" style:family="table-row">
      <style:table-row-properties/>
    </style:style>
    <style:style style:name="TableCell356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358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62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364" style:family="table-row">
      <style:table-row-properties/>
    </style:style>
    <style:style style:name="TableCell365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367" style:family="table-cell">
      <style:table-cell-properties fo:border="0.0069in solid #5B9BD5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69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71" style:family="table-cell">
      <style:table-cell-properties fo:border="0.0069in solid #5B9BD5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Row373" style:family="table-row">
      <style:table-row-properties/>
    </style:style>
    <style:style style:name="TableCell374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376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80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382" style:family="table-row">
      <style:table-row-properties/>
    </style:style>
    <style:style style:name="TableCell383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385" style:family="table-cell">
      <style:table-cell-properties fo:border="0.0069in solid #5B9BD5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87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89" style:family="table-cell">
      <style:table-cell-properties fo:border="0.0069in solid #5B9BD5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391" style:family="table-row">
      <style:table-row-properties/>
    </style:style>
    <style:style style:name="TableCell392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394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96" style:family="table-cell">
      <style:table-cell-properties fo:border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398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400" style:family="table-row">
      <style:table-row-properties/>
    </style:style>
    <style:style style:name="TableCell401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403" style:family="table-cell">
      <style:table-cell-properties fo:border="0.0069in solid #5B9BD5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405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407" style:family="table-cell">
      <style:table-cell-properties fo:border="0.0069in solid #5B9BD5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409" style:parent-style-name="Normal" style:family="paragraph">
      <style:text-properties style:font-name="Times New Roman" fo:color="#70AD47" fo:font-size="14pt" style:font-size-asian="14pt" style:font-size-complex="14pt"/>
    </style:style>
    <style:style style:name="P410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T411" style:parent-style-name="DefaultParagraphFont" style:family="text">
      <style:text-properties style:font-name="Times New Roman" fo:color="#70AD47" fo:font-size="14pt" style:font-size-asian="14pt" style:font-size-complex="14pt"/>
    </style:style>
    <style:style style:name="TableColumn413" style:family="table-column">
      <style:table-column-properties style:column-width="1.6229in"/>
    </style:style>
    <style:style style:name="TableColumn414" style:family="table-column">
      <style:table-column-properties style:column-width="1.6229in"/>
    </style:style>
    <style:style style:name="TableColumn415" style:family="table-column">
      <style:table-column-properties style:column-width="1.6236in"/>
    </style:style>
    <style:style style:name="TableColumn416" style:family="table-column">
      <style:table-column-properties style:column-width="1.6236in"/>
    </style:style>
    <style:style style:name="Table412" style:family="table">
      <style:table-properties style:width="6.493in" fo:margin-left="0in" table:align="left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5B9BD5" fo:border-left="0.0069in solid #5B9BD5" fo:border-bottom="none" fo:border-right="none" fo:background-color="#5B9BD5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420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422" style:family="table-cell">
      <style:table-cell-properties fo:border-top="0.0069in solid #5B9BD5" fo:border-left="none" fo:border-bottom="none" fo:border-right="none" fo:background-color="#5B9BD5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424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Row426" style:family="table-row">
      <style:table-row-properties/>
    </style:style>
    <style:style style:name="TableCell427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Cell429" style:family="table-cell">
      <style:table-cell-properties fo:border="0.0069in solid #5B9BD5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TableCell431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TableCell433" style:family="table-cell">
      <style:table-cell-properties fo:border="0.0069in solid #5B9BD5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TableRow435" style:family="table-row">
      <style:table-row-properties/>
    </style:style>
    <style:style style:name="TableCell436" style:family="table-cell">
      <style:table-cell-properties fo:border-top="none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Cell438" style:family="table-cell">
      <style:table-cell-properties fo:border-top="none" fo:border-left="0.0069in solid #5B9BD5" fo:border-bottom="0.0069in solid #5B9BD5" fo:border-right="0.0069in solid #5B9BD5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TableCell440" style:family="table-cell">
      <style:table-cell-properties fo:border-top="none" fo:border-left="none" fo:border-bottom="0.0069in solid #5B9BD5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TableCell442" style:family="table-cell">
      <style:table-cell-properties fo:border-top="none" fo:border-left="0.0069in solid #5B9BD5" fo:border-bottom="0.0069in solid #5B9BD5" fo:border-right="0.0069in solid #5B9BD5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/>
    </style:style>
    <style:style style:name="P444" style:parent-style-name="Normal" style:family="paragraph">
      <style:text-properties style:font-name="Times New Roman" fo:color="#70AD47" fo:font-size="14pt" style:font-size-asian="14pt" style:font-size-complex="14pt"/>
    </style:style>
    <style:style style:name="P445" style:parent-style-name="Normal" style:family="paragraph">
      <style:text-properties style:font-name="Times New Roman" fo:color="#70AD47" fo:font-size="14pt" style:font-size-asian="14pt" style:font-size-complex="14pt" fo:language="en" fo:country="US"/>
    </style:style>
    <style:style style:name="P446" style:parent-style-name="Normal" style:family="paragraph">
      <style:text-properties style:font-name="Times New Roman" fo:color="#70AD47" fo:font-size="14pt" style:font-size-asian="14pt" style:font-size-complex="14pt" fo:language="en" fo:country="US"/>
    </style:style>
    <style:style style:name="TableColumn448" style:family="table-column">
      <style:table-column-properties style:column-width="1.6229in"/>
    </style:style>
    <style:style style:name="TableColumn449" style:family="table-column">
      <style:table-column-properties style:column-width="1.6229in"/>
    </style:style>
    <style:style style:name="TableColumn450" style:family="table-column">
      <style:table-column-properties style:column-width="1.6236in"/>
    </style:style>
    <style:style style:name="TableColumn451" style:family="table-column">
      <style:table-column-properties style:column-width="1.6236in"/>
    </style:style>
    <style:style style:name="Table447" style:family="table">
      <style:table-properties style:width="6.493in" fo:margin-left="0in" table:align="left"/>
    </style:style>
    <style:style style:name="TableRow452" style:family="table-row">
      <style:table-row-properties/>
    </style:style>
    <style:style style:name="TableCell453" style:family="table-cell">
      <style:table-cell-properties fo:border-top="0.0069in solid #5B9BD5" fo:border-left="0.0069in solid #5B9BD5" fo:border-bottom="none" fo:border-right="none" fo:background-color="#5B9BD5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455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457" style:family="table-cell">
      <style:table-cell-properties fo:border-top="0.0069in solid #5B9BD5" fo:border-left="none" fo:border-bottom="none" fo:border-right="none" fo:background-color="#5B9BD5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Cell459" style:family="table-cell">
      <style:table-cell-properties fo:border-top="0.0069in solid #5B9BD5" fo:border-left="0.0069in solid #5B9BD5" fo:border-bottom="none" fo:border-right="0.0069in solid #5B9BD5" fo:background-color="#5B9BD5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color="#FFFFFF" fo:font-size="14pt" style:font-size-asian="14pt" style:font-size-complex="14pt" fo:language="en" fo:country="US"/>
    </style:style>
    <style:style style:name="TableRow461" style:family="table-row">
      <style:table-row-properties/>
    </style:style>
    <style:style style:name="TableCell462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ableCell465" style:family="table-cell">
      <style:table-cell-properties fo:border="0.0069in solid #5B9BD5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467" style:parent-style-name="DefaultParagraphFont" style:family="text">
      <style:text-properties style:font-name="Times New Roman" fo:color="#000000" fo:font-size="14pt" style:font-size-asian="14pt" style:font-size-complex="14pt" fo:language="en" fo:country="US"/>
    </style:style>
    <style:style style:name="TableCell468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470" style:parent-style-name="DefaultParagraphFont" style:family="text">
      <style:text-properties style:font-name="Times New Roman" fo:color="#000000" fo:font-size="14pt" style:font-size-asian="14pt" style:font-size-complex="14pt" fo:language="en" fo:country="US"/>
    </style:style>
    <style:style style:name="TableCell471" style:family="table-cell">
      <style:table-cell-properties fo:border="0.0069in solid #5B9BD5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 fo:language="en" fo:country="US"/>
    </style:style>
    <style:style style:name="TableRow473" style:family="table-row">
      <style:table-row-properties/>
    </style:style>
    <style:style style:name="TableCell474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476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ableCell477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T479" style:parent-style-name="DefaultParagraphFont" style:family="text">
      <style:text-properties style:font-name="Times New Roman" fo:color="#000000" fo:font-size="14pt" style:font-size-asian="14pt" style:font-size-complex="14pt" fo:language="en" fo:country="US"/>
    </style:style>
    <style:style style:name="TableCell480" style:family="table-cell">
      <style:table-cell-properties fo:border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482" style:parent-style-name="DefaultParagraphFont" style:family="text">
      <style:text-properties style:font-name="Times New Roman" fo:color="#000000" fo:font-size="14pt" style:font-size-asian="14pt" style:font-size-complex="14pt" fo:language="en" fo:country="US"/>
    </style:style>
    <style:style style:name="TableCell483" style:family="table-cell">
      <style:table-cell-properties fo:border-top="none" fo:border-left="0.0069in solid #5B9BD5" fo:border-bottom="none" fo:border-right="0.0069in solid #5B9BD5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 fo:language="en" fo:country="US"/>
    </style:style>
    <style:style style:name="TableRow485" style:family="table-row">
      <style:table-row-properties/>
    </style:style>
    <style:style style:name="TableCell486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488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ableCell489" style:family="table-cell">
      <style:table-cell-properties fo:border="0.0069in solid #5B9BD5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491" style:parent-style-name="DefaultParagraphFont" style:family="text">
      <style:text-properties style:font-name="Times New Roman" fo:color="#000000" fo:font-size="14pt" style:font-size-asian="14pt" style:font-size-complex="14pt" fo:language="en" fo:country="US"/>
    </style:style>
    <style:style style:name="TableCell492" style:family="table-cell">
      <style:table-cell-properties fo:border-top="0.0069in solid #5B9BD5" fo:border-left="none" fo:border-bottom="0.0069in solid #5B9BD5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494" style:parent-style-name="DefaultParagraphFont" style:family="text">
      <style:text-properties style:font-name="Times New Roman" fo:color="#000000" fo:font-size="14pt" style:font-size-asian="14pt" style:font-size-complex="14pt" fo:language="en" fo:country="US"/>
    </style:style>
    <style:style style:name="TableCell495" style:family="table-cell">
      <style:table-cell-properties fo:border="0.0069in solid #5B9BD5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Times New Roman" fo:color="#000000" fo:font-size="14pt" style:font-size-asian="14pt" style:font-size-complex="14pt" fo:language="en" fo:country="US"/>
    </style:style>
    <style:style style:name="P497" style:parent-style-name="Normal" style:family="paragraph">
      <style:text-properties style:font-name="Times New Roman" fo:color="#70AD47" fo:font-size="14pt" style:font-size-asian="14pt" style:font-size-complex="14pt"/>
    </style:style>
    <style:style style:name="P498" style:parent-style-name="Normal" style:family="paragraph">
      <style:text-properties style:font-name="Times New Roman" fo:color="#70AD47" fo:font-size="14pt" style:font-size-asian="14pt" style:font-size-complex="14pt" fo:language="en" fo:country="US"/>
    </style:style>
  </office:automatic-styles>
  <office:body>
    <office:text text:use-soft-page-breaks="true">
      <text:p text:style-name="P1">Bảng<text:s/>Nhân Viên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huộc tính</text:p>
          </table:table-cell>
          <table:table-cell table:style-name="TableCell10">
            <text:p text:style-name="P11">Kiểu dữ liệu</text:p>
          </table:table-cell>
          <table:table-cell table:style-name="TableCell12">
            <text:p text:style-name="P13">Ràng buộc</text:p>
          </table:table-cell>
          <table:table-cell table:style-name="TableCell14">
            <text:p text:style-name="P15">Mô tả</text:p>
          </table:table-cell>
        </table:table-row>
        <table:table-row table:style-name="TableRow16">
          <table:table-cell table:style-name="TableCell17">
            <text:p text:style-name="P18">ID</text:p>
          </table:table-cell>
          <table:table-cell table:style-name="TableCell19">
            <text:p text:style-name="P20">Int</text:p>
          </table:table-cell>
          <table:table-cell table:style-name="TableCell21">
            <text:p text:style-name="P22">Tự tăng</text:p>
          </table:table-cell>
          <table:table-cell table:style-name="TableCell23">
            <text:p text:style-name="P24">Số thứ tự</text:p>
          </table:table-cell>
        </table:table-row>
        <table:table-row table:style-name="TableRow25">
          <table:table-cell table:style-name="TableCell26">
            <text:p text:style-name="P27">Mã Nhân Viên</text:p>
          </table:table-cell>
          <table:table-cell table:style-name="TableCell28">
            <text:p text:style-name="P29">Nvarchar(20)</text:p>
          </table:table-cell>
          <table:table-cell table:style-name="TableCell30">
            <text:p text:style-name="P31">PK, not null, tự phát sinh theo mẫu NV + ID</text:p>
          </table:table-cell>
          <table:table-cell table:style-name="TableCell32">
            <text:p text:style-name="P33">Mỗi nhân viên có 1 mã nhận diện</text:p>
          </table:table-cell>
        </table:table-row>
        <table:table-row table:style-name="TableRow34">
          <table:table-cell table:style-name="TableCell35">
            <text:p text:style-name="P36"><text:span text:style-name="T37">Tên Nhân Viên</text:span></text:p>
          </table:table-cell>
          <table:table-cell table:style-name="TableCell38">
            <text:p text:style-name="P39">Nvarchar(50)</text:p>
          </table:table-cell>
          <table:table-cell table:style-name="TableCell40">
            <text:p text:style-name="P41">Not Null<text:s/></text:p>
          </table:table-cell>
          <table:table-cell table:style-name="TableCell42">
            <text:p text:style-name="P43">Tên nhân viên</text:p>
          </table:table-cell>
        </table:table-row>
        <table:table-row table:style-name="TableRow44">
          <table:table-cell table:style-name="TableCell45">
            <text:p text:style-name="P46"><text:span text:style-name="T47">Đia chỉ</text:span></text:p>
          </table:table-cell>
          <table:table-cell table:style-name="TableCell48">
            <text:p text:style-name="P49">Nvarchar(100)</text:p>
          </table:table-cell>
          <table:table-cell table:style-name="TableCell50">
            <text:p text:style-name="P51">Not Null</text:p>
          </table:table-cell>
          <table:table-cell table:style-name="TableCell52">
            <text:p text:style-name="P53">Địa chỉ</text:p>
          </table:table-cell>
        </table:table-row>
        <table:table-row table:style-name="TableRow54">
          <table:table-cell table:style-name="TableCell55">
            <text:p text:style-name="P56">Giới tính</text:p>
          </table:table-cell>
          <table:table-cell table:style-name="TableCell57">
            <text:p text:style-name="P58">Nvarchar(5)</text:p>
          </table:table-cell>
          <table:table-cell table:style-name="TableCell59">
            <text:p text:style-name="P60">Not Null</text:p>
          </table:table-cell>
          <table:table-cell table:style-name="TableCell61">
            <text:p text:style-name="P62">Giới tính</text:p>
          </table:table-cell>
        </table:table-row>
        <table:table-row table:style-name="TableRow63">
          <table:table-cell table:style-name="TableCell64">
            <text:p text:style-name="P65">Ngày sinh</text:p>
          </table:table-cell>
          <table:table-cell table:style-name="TableCell66">
            <text:p text:style-name="P67">Nvarchar(30)</text:p>
          </table:table-cell>
          <table:table-cell table:style-name="TableCell68">
            <text:p text:style-name="P69">Not Null</text:p>
          </table:table-cell>
          <table:table-cell table:style-name="TableCell70">
            <text:p text:style-name="P71">Ngày sinh</text:p>
          </table:table-cell>
        </table:table-row>
        <table:table-row table:style-name="TableRow72">
          <table:table-cell table:style-name="TableCell73">
            <text:p text:style-name="P74">Email</text:p>
          </table:table-cell>
          <table:table-cell table:style-name="TableCell75">
            <text:p text:style-name="P76">Nvarchar(50)</text:p>
          </table:table-cell>
          <table:table-cell table:style-name="TableCell77">
            <text:p text:style-name="P78">Not Null</text:p>
          </table:table-cell>
          <table:table-cell table:style-name="TableCell79">
            <text:p text:style-name="P80">Dùng để đăng nhập và phục hồi mật khẩu</text:p>
          </table:table-cell>
        </table:table-row>
        <table:table-row table:style-name="TableRow81">
          <table:table-cell table:style-name="TableCell82">
            <text:p text:style-name="P83">Mật khẩu</text:p>
          </table:table-cell>
          <table:table-cell table:style-name="TableCell84">
            <text:p text:style-name="P85">Nvarchar(120)</text:p>
          </table:table-cell>
          <table:table-cell table:style-name="TableCell86">
            <text:p text:style-name="P87">Not Null</text:p>
          </table:table-cell>
          <table:table-cell table:style-name="TableCell88">
            <text:p text:style-name="P89">Mật khẩu</text:p>
          </table:table-cell>
        </table:table-row>
        <table:table-row table:style-name="TableRow90">
          <table:table-cell table:style-name="TableCell91">
            <text:p text:style-name="P92">Vai trò</text:p>
          </table:table-cell>
          <table:table-cell table:style-name="TableCell93">
            <text:p text:style-name="P94">Int</text:p>
          </table:table-cell>
          <table:table-cell table:style-name="TableCell95">
            <text:p text:style-name="P96">Not Null</text:p>
          </table:table-cell>
          <table:table-cell table:style-name="TableCell97">
            <text:p text:style-name="P98">Nhân viên hoặc quản lý</text:p>
          </table:table-cell>
        </table:table-row>
        <table:table-row table:style-name="TableRow99">
          <table:table-cell table:style-name="TableCell100">
            <text:p text:style-name="P101">Trạng thái</text:p>
          </table:table-cell>
          <table:table-cell table:style-name="TableCell102">
            <text:p text:style-name="P103">int</text:p>
          </table:table-cell>
          <table:table-cell table:style-name="TableCell104">
            <text:p text:style-name="P105">Not Null</text:p>
          </table:table-cell>
          <table:table-cell table:style-name="TableCell106">
            <text:p text:style-name="P107">Còn làm hay nghỉ</text:p>
          </table:table-cell>
        </table:table-row>
        <table:table-row table:style-name="TableRow108">
          <table:table-cell table:style-name="TableCell109">
            <text:p text:style-name="P110">Hình ảnh</text:p>
          </table:table-cell>
          <table:table-cell table:style-name="TableCell111">
            <text:p text:style-name="P112">Nvarchar(500)</text:p>
          </table:table-cell>
          <table:table-cell table:style-name="TableCell113">
            <text:p text:style-name="P114">Not Null</text:p>
          </table:table-cell>
          <table:table-cell table:style-name="TableCell115">
            <text:p text:style-name="P116">Ảnh nhân viên</text:p>
          </table:table-cell>
        </table:table-row>
      </table:table>
      <text:p text:style-name="P117"/>
      <text:p text:style-name="P118">Chỉnh sửa ở đây đừng sửa thẳng vào bảng</text:p>
      <text:p text:style-name="P119"/>
      <text:p text:style-name="P120">Bảng<text:s/>Sản phẩm</text:p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Thuộc tính<text:s/></text:p>
          </table:table-cell>
          <table:table-cell table:style-name="TableCell129">
            <text:p text:style-name="P130">Kiểu dữ liệu</text:p>
          </table:table-cell>
          <table:table-cell table:style-name="TableCell131">
            <text:p text:style-name="P132">Ràng buộc</text:p>
          </table:table-cell>
          <table:table-cell table:style-name="TableCell133">
            <text:p text:style-name="P134">Mô tả</text:p>
          </table:table-cell>
        </table:table-row>
        <table:table-row table:style-name="TableRow135">
          <table:table-cell table:style-name="TableCell136">
            <text:p text:style-name="P137">Mã hàng</text:p>
          </table:table-cell>
          <table:table-cell table:style-name="TableCell138">
            <text:p text:style-name="P139">Int</text:p>
          </table:table-cell>
          <table:table-cell table:style-name="TableCell140">
            <text:p text:style-name="P141">PK, tự tăng</text:p>
          </table:table-cell>
          <table:table-cell table:style-name="TableCell142">
            <text:p text:style-name="P143">Mã hàng</text:p>
          </table:table-cell>
        </table:table-row>
        <table:table-row table:style-name="TableRow144">
          <table:table-cell table:style-name="TableCell145">
            <text:p text:style-name="P146">Tên hàng</text:p>
          </table:table-cell>
          <table:table-cell table:style-name="TableCell147">
            <text:p text:style-name="P148">Nvarchar(50)</text:p>
          </table:table-cell>
          <table:table-cell table:style-name="TableCell149">
            <text:p text:style-name="P150">PK, not null,<text:s/></text:p>
          </table:table-cell>
          <table:table-cell table:style-name="TableCell151">
            <text:p text:style-name="P152">Tên hang</text:p>
          </table:table-cell>
        </table:table-row>
        <table:table-row table:style-name="TableRow153">
          <table:table-cell table:style-name="TableCell154">
            <text:p text:style-name="P155">Số lượng</text:p>
          </table:table-cell>
          <table:table-cell table:style-name="TableCell156">
            <text:p text:style-name="P157">Int</text:p>
          </table:table-cell>
          <table:table-cell table:style-name="TableCell158">
            <text:p text:style-name="P159">Not null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Giá<text:s/></text:p>
          </table:table-cell>
          <table:table-cell table:style-name="TableCell165">
            <text:p text:style-name="P166">Float</text:p>
          </table:table-cell>
          <table:table-cell table:style-name="TableCell167">
            <text:p text:style-name="P168">Not null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Hình ảnh</text:p>
          </table:table-cell>
          <table:table-cell table:style-name="TableCell174">
            <text:p text:style-name="P175">Nvarchar(400)</text:p>
          </table:table-cell>
          <table:table-cell table:style-name="TableCell176">
            <text:p text:style-name="P177">Not null</text:p>
          </table:table-cell>
          <table:table-cell table:style-name="TableCell178">
            <text:p text:style-name="P179">Ảnh đại diện</text:p>
          </table:table-cell>
        </table:table-row>
        <table:table-row table:style-name="TableRow180">
          <table:table-cell table:style-name="TableCell181">
            <text:p text:style-name="P182">Ghi<text:s/>chú</text:p>
          </table:table-cell>
          <table:table-cell table:style-name="TableCell183">
            <text:p text:style-name="P184">Nvarchar(50)</text:p>
          </table:table-cell>
          <table:table-cell table:style-name="TableCell185">
            <text:p text:style-name="P186">Not null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Trạng thái</text:p>
          </table:table-cell>
          <table:table-cell table:style-name="TableCell192">
            <text:p text:style-name="P193">Int</text:p>
          </table:table-cell>
          <table:table-cell table:style-name="TableCell194">
            <text:p text:style-name="P195">Not null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Mã nhân viên</text:p>
          </table:table-cell>
          <table:table-cell table:style-name="TableCell201">
            <text:p text:style-name="P202">Nvarchar(20)</text:p>
          </table:table-cell>
          <table:table-cell table:style-name="TableCell203">
            <text:p text:style-name="P204">FK, not null</text:p>
          </table:table-cell>
          <table:table-cell table:style-name="TableCell205">
            <text:p text:style-name="P206"/>
          </table:table-cell>
        </table:table-row>
      </table:table>
      <text:p text:style-name="P207"/>
      <text:soft-page-break/>
      <text:p text:style-name="P208">Chỉnh sửa ở đây đừng sửa thẳng vào bảng</text:p>
      <text:p text:style-name="P209"/>
      <text:p text:style-name="P210">Bảng<text:s/>Khách Hàng</text:p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Thuộc tính</text:p>
          </table:table-cell>
          <table:table-cell table:style-name="TableCell219">
            <text:p text:style-name="P220">Kiểu dữ liệu</text:p>
          </table:table-cell>
          <table:table-cell table:style-name="TableCell221">
            <text:p text:style-name="P222">Ràng buộc</text:p>
          </table:table-cell>
          <table:table-cell table:style-name="TableCell223">
            <text:p text:style-name="P224">Mô tả</text:p>
          </table:table-cell>
        </table:table-row>
        <table:table-row table:style-name="TableRow225">
          <table:table-cell table:style-name="TableCell226">
            <text:p text:style-name="P227">Điện thoại<text:s/></text:p>
          </table:table-cell>
          <table:table-cell table:style-name="TableCell228">
            <text:p text:style-name="P229">Nvarchar(15)</text:p>
          </table:table-cell>
          <table:table-cell table:style-name="TableCell230">
            <text:p text:style-name="P231">PK</text:p>
          </table:table-cell>
          <table:table-cell table:style-name="TableCell232">
            <text:p text:style-name="P233">Số dt khách hàng</text:p>
          </table:table-cell>
        </table:table-row>
        <table:table-row table:style-name="TableRow234">
          <table:table-cell table:style-name="TableCell235">
            <text:p text:style-name="P236">Tên khách</text:p>
          </table:table-cell>
          <table:table-cell table:style-name="TableCell237">
            <text:p text:style-name="P238"><text:span text:style-name="T239">Nvarchar(50)</text:span></text:p>
          </table:table-cell>
          <table:table-cell table:style-name="TableCell240">
            <text:p text:style-name="P241"><text:span text:style-name="T242">Not null</text:span></text:p>
          </table:table-cell>
          <table:table-cell table:style-name="TableCell243">
            <text:p text:style-name="P244"><text:span text:style-name="T245">Tên khách hang</text:span></text:p>
          </table:table-cell>
        </table:table-row>
        <table:table-row table:style-name="TableRow246">
          <table:table-cell table:style-name="TableCell247">
            <text:p text:style-name="P248">Đia chỉ</text:p>
          </table:table-cell>
          <table:table-cell table:style-name="TableCell249">
            <text:p text:style-name="P250"><text:span text:style-name="T251">Nvarchar(100)</text:span></text:p>
          </table:table-cell>
          <table:table-cell table:style-name="TableCell252">
            <text:p text:style-name="P253"><text:span text:style-name="T254">Not null</text:span></text:p>
          </table:table-cell>
          <table:table-cell table:style-name="TableCell255">
            <text:p text:style-name="P256"><text:span text:style-name="T257">Địa chỉ</text:span></text:p>
          </table:table-cell>
        </table:table-row>
        <table:table-row table:style-name="TableRow258">
          <table:table-cell table:style-name="TableCell259">
            <text:p text:style-name="P260">Phái</text:p>
          </table:table-cell>
          <table:table-cell table:style-name="TableCell261">
            <text:p text:style-name="P262"><text:span text:style-name="T263">Nvarchar(5)</text:span></text:p>
          </table:table-cell>
          <table:table-cell table:style-name="TableCell264">
            <text:p text:style-name="P265"><text:span text:style-name="T266">Not null</text:span></text:p>
          </table:table-cell>
          <table:table-cell table:style-name="TableCell267">
            <text:p text:style-name="P268"><text:span text:style-name="T269">Phái</text:span></text:p>
          </table:table-cell>
        </table:table-row>
        <table:table-row table:style-name="TableRow270">
          <table:table-cell table:style-name="TableCell271">
            <text:p text:style-name="P272">Mã nhân viên</text:p>
          </table:table-cell>
          <table:table-cell table:style-name="TableCell273">
            <text:p text:style-name="P274"><text:span text:style-name="T275">Nvarchar(20)</text:span></text:p>
          </table:table-cell>
          <table:table-cell table:style-name="TableCell276">
            <text:p text:style-name="P277"><text:span text:style-name="T278">FK, Not null</text:span></text:p>
          </table:table-cell>
          <table:table-cell table:style-name="TableCell279">
            <text:p text:style-name="P280"><text:span text:style-name="T281">Mã nhân viên khi đăng nhập</text:span></text:p>
          </table:table-cell>
        </table:table-row>
      </table:table>
      <text:p text:style-name="P282"/>
      <text:p text:style-name="P283">Chỉnh sửa ở đây đừng sửa thẳng vào bảng</text:p>
      <text:p text:style-name="P284"/>
      <text:p text:style-name="P285">Bảng<text:s/>Bàn<text:s/></text:p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Thuộc tính</text:p>
          </table:table-cell>
          <table:table-cell table:style-name="TableCell294">
            <text:p text:style-name="P295">Kiểu dữ liệu</text:p>
          </table:table-cell>
          <table:table-cell table:style-name="TableCell296">
            <text:p text:style-name="P297">Ràng buộc</text:p>
          </table:table-cell>
          <table:table-cell table:style-name="TableCell298">
            <text:p text:style-name="P299">Mô tả</text:p>
          </table:table-cell>
        </table:table-row>
        <table:table-row table:style-name="TableRow300">
          <table:table-cell table:style-name="TableCell301">
            <text:p text:style-name="P302">Mã bàn</text:p>
          </table:table-cell>
          <table:table-cell table:style-name="TableCell303">
            <text:p text:style-name="P304">Int</text:p>
          </table:table-cell>
          <table:table-cell table:style-name="TableCell305">
            <text:p text:style-name="P306">PK<text:s/>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Tên bàn</text:p>
          </table:table-cell>
          <table:table-cell table:style-name="TableCell312">
            <text:p text:style-name="P313">Nvarchar(20)</text:p>
          </table:table-cell>
          <table:table-cell table:style-name="TableCell314">
            <text:p text:style-name="P315">Not null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Trạng thái</text:p>
          </table:table-cell>
          <table:table-cell table:style-name="TableCell321">
            <text:p text:style-name="P322">Int</text:p>
          </table:table-cell>
          <table:table-cell table:style-name="TableCell323">
            <text:p text:style-name="P324">Not Null</text:p>
          </table:table-cell>
          <table:table-cell table:style-name="TableCell325">
            <text:p text:style-name="P326"/>
          </table:table-cell>
        </table:table-row>
      </table:table>
      <text:p text:style-name="P327"/>
      <text:p text:style-name="P328">Chỉnh sửa ở đây đừng sửa thẳng vào bảng</text:p>
      <text:p text:style-name="P329"/>
      <text:p text:style-name="Normal"><text:span text:style-name="T330">Bảng</text:span><text:span text:style-name="T331"><text:s/>Hóa Đơn<text:s/></text:span></text:p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>
            <text:p text:style-name="P339">Thuộc tính</text:p>
          </table:table-cell>
          <table:table-cell table:style-name="TableCell340">
            <text:p text:style-name="P341">Kiểu dữ liệu</text:p>
          </table:table-cell>
          <table:table-cell table:style-name="TableCell342">
            <text:p text:style-name="P343">Ràng buộc</text:p>
          </table:table-cell>
          <table:table-cell table:style-name="TableCell344">
            <text:p text:style-name="P345">Mô tả</text:p>
          </table:table-cell>
        </table:table-row>
        <table:table-row table:style-name="TableRow346">
          <table:table-cell table:style-name="TableCell347">
            <text:p text:style-name="P348">Mã hóa đơn</text:p>
          </table:table-cell>
          <table:table-cell table:style-name="TableCell349">
            <text:p text:style-name="P350">Int</text:p>
          </table:table-cell>
          <table:table-cell table:style-name="TableCell351">
            <text:p text:style-name="P352">PK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Mã bàn</text:p>
          </table:table-cell>
          <table:table-cell table:style-name="TableCell358">
            <text:p text:style-name="P359">Int</text:p>
          </table:table-cell>
          <table:table-cell table:style-name="TableCell360">
            <text:p text:style-name="P361">FK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Giờ vào</text:p>
          </table:table-cell>
          <table:table-cell table:style-name="TableCell367">
            <text:p text:style-name="P368">Nvarchar(100)</text:p>
          </table:table-cell>
          <table:table-cell table:style-name="TableCell369">
            <text:p text:style-name="P370">Not Null</text:p>
          </table:table-cell>
          <table:table-cell table:style-name="TableCell371">
            <text:p text:style-name="P372">Giờ vào ngồi</text:p>
          </table:table-cell>
        </table:table-row>
        <table:table-row table:style-name="TableRow373">
          <table:table-cell table:style-name="TableCell374">
            <text:p text:style-name="P375">Mã voucher</text:p>
          </table:table-cell>
          <table:table-cell table:style-name="TableCell376">
            <text:p text:style-name="P377">Int</text:p>
          </table:table-cell>
          <table:table-cell table:style-name="TableCell378">
            <text:p text:style-name="P379">FK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Mã Thanh Toán</text:p>
          </table:table-cell>
          <table:table-cell table:style-name="TableCell385">
            <text:p text:style-name="P386">Int</text:p>
          </table:table-cell>
          <table:table-cell table:style-name="TableCell387">
            <text:p text:style-name="P388">FK</text:p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Mã Nhân Viên</text:p>
          </table:table-cell>
          <table:table-cell table:style-name="TableCell394">
            <text:p text:style-name="P395">Nvarchar(20)</text:p>
          </table:table-cell>
          <table:table-cell table:style-name="TableCell396">
            <text:p text:style-name="P397">FK</text:p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Trạng Thái</text:p>
          </table:table-cell>
          <table:table-cell table:style-name="TableCell403">
            <text:p text:style-name="P404">int</text:p>
          </table:table-cell>
          <table:table-cell table:style-name="TableCell405">
            <text:p text:style-name="P406">Not null</text:p>
          </table:table-cell>
          <table:table-cell table:style-name="TableCell407">
            <text:p text:style-name="P408"/>
          </table:table-cell>
        </table:table-row>
      </table:table>
      <text:p text:style-name="P409">Chỉnh sửa ở đây đừng sửa thẳng vào bảng</text:p>
      <text:p text:style-name="P410"/>
      <text:soft-page-break/>
      <text:p text:style-name="Normal"><text:span text:style-name="T411">Bảng Thanh Toán</text:span></text:p>
      <table:table table:style-name="Table412">
        <table:table-columns>
          <table:table-column table:style-name="TableColumn413"/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Thuộc tính</text:p>
          </table:table-cell>
          <table:table-cell table:style-name="TableCell420">
            <text:p text:style-name="P421">Kiểu dữ liệu</text:p>
          </table:table-cell>
          <table:table-cell table:style-name="TableCell422">
            <text:p text:style-name="P423">Ràng buộc</text:p>
          </table:table-cell>
          <table:table-cell table:style-name="TableCell424">
            <text:p text:style-name="P425">Mô tả</text:p>
          </table:table-cell>
        </table:table-row>
        <table:table-row table:style-name="TableRow426">
          <table:table-cell table:style-name="TableCell427">
            <text:p text:style-name="P428">Mã thanh toán</text:p>
          </table:table-cell>
          <table:table-cell table:style-name="TableCell429">
            <text:p text:style-name="P430">Int</text:p>
          </table:table-cell>
          <table:table-cell table:style-name="TableCell431">
            <text:p text:style-name="P432">PK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Phương thức</text:p>
          </table:table-cell>
          <table:table-cell table:style-name="TableCell438">
            <text:p text:style-name="P439">Nvarchar(30)</text:p>
          </table:table-cell>
          <table:table-cell table:style-name="TableCell440">
            <text:p text:style-name="P441">Not Null</text:p>
          </table:table-cell>
          <table:table-cell table:style-name="TableCell442">
            <text:p text:style-name="P443"/>
          </table:table-cell>
        </table:table-row>
      </table:table>
      <text:p text:style-name="P444">Chỉnh sửa ở đây đừng sửa thẳng vào bảng</text:p>
      <text:p text:style-name="P445"/>
      <text:p text:style-name="P446">Bảng<text:s/>Voucher</text:p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Thuộc tính</text:p>
          </table:table-cell>
          <table:table-cell table:style-name="TableCell455">
            <text:p text:style-name="P456">Kiểu dữ liệu</text:p>
          </table:table-cell>
          <table:table-cell table:style-name="TableCell457">
            <text:p text:style-name="P458">Ràng buộc</text:p>
          </table:table-cell>
          <table:table-cell table:style-name="TableCell459">
            <text:p text:style-name="P460">Mô tả</text:p>
          </table:table-cell>
        </table:table-row>
        <table:table-row table:style-name="TableRow461">
          <table:table-cell table:style-name="TableCell462">
            <text:p text:style-name="P463"><text:span text:style-name="T464">Mã voucher</text:span></text:p>
          </table:table-cell>
          <table:table-cell table:style-name="TableCell465">
            <text:p text:style-name="P466"><text:span text:style-name="T467">Int</text:span></text:p>
          </table:table-cell>
          <table:table-cell table:style-name="TableCell468">
            <text:p text:style-name="P469"><text:span text:style-name="T470">PK</text:span>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<text:span text:style-name="T476">Tên voucher</text:span></text:p>
          </table:table-cell>
          <table:table-cell table:style-name="TableCell477">
            <text:p text:style-name="P478"><text:span text:style-name="T479">Nvarchar(50)</text:span></text:p>
          </table:table-cell>
          <table:table-cell table:style-name="TableCell480">
            <text:p text:style-name="P481"><text:span text:style-name="T482">Not Null</text:span></text:p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<text:span text:style-name="T488">Phần tram giảm</text:span></text:p>
          </table:table-cell>
          <table:table-cell table:style-name="TableCell489">
            <text:p text:style-name="P490"><text:span text:style-name="T491">float</text:span></text:p>
          </table:table-cell>
          <table:table-cell table:style-name="TableCell492">
            <text:p text:style-name="P493"><text:span text:style-name="T494">Not Null</text:span></text:p>
          </table:table-cell>
          <table:table-cell table:style-name="TableCell495">
            <text:p text:style-name="P496"/>
          </table:table-cell>
        </table:table-row>
      </table:table>
      <text:p text:style-name="P497">Chỉnh sửa ở đây đừng sửa thẳng vào bảng</text:p>
      <text:p text:style-name="P4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vi" fo:country="V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ng Nguyen</meta:initial-creator>
    <dc:creator>Hung Nguyen</dc:creator>
    <meta:creation-date>2024-06-26T15:54:00Z</meta:creation-date>
    <dc:date>2024-06-26T17:03:00Z</dc:date>
    <meta:template xlink:href="Normal" xlink:type="simple"/>
    <meta:editing-cycles>43</meta:editing-cycles>
    <meta:editing-duration>PT4200S</meta:editing-duration>
    <meta:document-statistic meta:page-count="3" meta:paragraph-count="4" meta:word-count="318" meta:character-count="2130" meta:row-count="15" meta:non-whitespace-character-count="1816"/>
  </office:meta>
</office:document-meta>
</file>